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Name - Ravi Kumar</text:span></text:p>
      <text:p text:style-name="P1"><text:span text:style-name="T1">Roll no - 244CA041</text:span></text:p>
      <text:p text:style-name="P1"><text:span text:style-name="T2"/></text:p>
      <text:p text:style-name="P1"><text:span text:style-name="T3"><text:s text:c="37"/>Assignment 3</text:span></text:p>
      <text:p text:style-name="P1"><text:span text:style-name="T4"/></text:p>
      <text:p text:style-name="P1"><text:span text:style-name="T5">1. List all students with a total credit count of 0</text:span></text:p>
      <text:p text:style-name="P1"><text:span text:style-name="T6"/></text:p>
      <text:p text:style-name="P1"><draw:frame text:anchor-type="as-char" svg:width="143.40mm" svg:height="80.43mm" style:rel-width="scale" style:rel-height="scale"><draw:object-ole xlink:href="OleObj1"/><draw:image xlink:href="ObjectReplacements/OleObj1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7">2. Find the names of all courses offered by the "Physics" department</text:span></text:p>
      <text:p text:style-name="P1"><text:span text:style-name="T8"/></text:p>
      <text:p text:style-name="P1"><text:span text:style-name="T8"/></text:p>
      <text:p text:style-name="P1"><draw:frame text:anchor-type="as-char" svg:width="159.46mm" svg:height="69.32mm" style:rel-width="scale" style:rel-height="scale"><draw:object-ole xlink:href="OleObj2"/><draw:image xlink:href="ObjectReplacements/OleObj2"/></draw:frame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9">3. Retrieve the names of all instructors who earn exactly<text:s/></text:span><text:span text:style-name="T10">₹</text:span><text:span text:style-name="T11">50,000.</text:span></text:p>
      <text:p text:style-name="P1"><text:span text:style-name="T12"/></text:p>
      <text:p text:style-name="P1"><text:span text:style-name="T12"/></text:p>
      <text:p text:style-name="P1"><draw:frame text:anchor-type="as-char" svg:width="129.65mm" svg:height="51.33mm" style:rel-width="scale" style:rel-height="scale"><draw:object-ole xlink:href="OleObj3"/><draw:image xlink:href="ObjectReplacements/OleObj3"/></draw:frame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3"><text:s text:c="2"/></text:span></text:p>
      <text:p text:style-name="P1"><text:span text:style-name="T14"/></text:p>
      <text:p text:style-name="P1"><text:span text:style-name="T15">4. List all classrooms with a capacity of exactly 10.</text:span></text:p>
      <text:p text:style-name="P1"><text:span text:style-name="T15"><text:tab/></text:span></text:p>
      <text:p text:style-name="P1"><text:span text:style-name="T16"/></text:p>
      <text:p text:style-name="P1"><draw:frame text:anchor-type="as-char" svg:width="160.87mm" svg:height="45.68mm" style:rel-width="scale" style:rel-height="scale"><draw:object-ole xlink:href="OleObj4"/><draw:image xlink:href="ObjectReplacements/OleObj4"/></draw:frame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7">5. Find the total number of courses offered in the "Summer" semester.</text:span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draw:frame text:anchor-type="as-char" svg:width="162.98mm" svg:height="35.28mm" style:rel-width="scale" style:rel-height="scale"><draw:object-ole xlink:href="OleObj5"/><draw:image xlink:href="ObjectReplacements/OleObj5"/></draw:frame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9"><text:s text:c="3"/></text:span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1">6.List all students who have taken exactly 30 total credits.</text:span></text:p>
      <text:p text:style-name="P1"><text:span text:style-name="T22"/></text:p>
      <text:p text:style-name="P1"><draw:frame text:anchor-type="as-char" svg:width="162.98mm" svg:height="75.67mm" style:rel-width="scale" style:rel-height="scale"><draw:object-ole xlink:href="OleObj6"/><draw:image xlink:href="ObjectReplacements/OleObj6"/></draw:frame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3">7. Find the names of all courses offered by the "Chemistry" department.</text:span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draw:frame text:anchor-type="as-char" svg:width="167.04mm" svg:height="75.85mm" style:rel-width="scale" style:rel-height="scale"><draw:object-ole xlink:href="OleObj7"/><draw:image xlink:href="ObjectReplacements/OleObj7"/></draw:frame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5">8. Retrieve the names of all instructors who earn more than<text:s/></text:span><text:span text:style-name="T26">₹100,000.</text:span></text:p>
      <text:p text:style-name="P1"><text:span text:style-name="T27"/></text:p>
      <text:p text:style-name="P1"><text:span text:style-name="T28"><text:s/></text:span><draw:frame text:anchor-type="as-char" svg:width="129.47mm" svg:height="82.37mm" style:rel-width="scale" style:rel-height="scale"><draw:object-ole xlink:href="OleObj8"/><draw:image xlink:href="ObjectReplacements/OleObj8"/></draw:frame><text:span text:style-name="T28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30">9. List all classrooms located in the "Taylor" building.</text:span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draw:frame text:anchor-type="as-char" svg:width="128.76mm" svg:height="38.98mm" style:rel-width="scale" style:rel-height="scale"><draw:object-ole xlink:href="OleObj9"/><draw:image xlink:href="ObjectReplacements/OleObj9"/></draw:frame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2">10. Find the total number of courses offered in the "Spring" semester.</text:span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draw:frame text:anchor-type="as-char" svg:width="150.99mm" svg:height="36.34mm" style:rel-width="scale" style:rel-height="scale"><draw:object-ole xlink:href="OleObj10"/><draw:image xlink:href="ObjectReplacements/OleObj10"/></draw:frame><text:span text:style-name="T33"/></text:p>
      <text:p text:style-name="P1"><text:span text:style-name="T34"><text:s text:c="2"/></text:span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1"><text:span text:style-name="T36">11. List all students who have taken courses with a grade of "C" or lower.</text:span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draw:frame text:anchor-type="as-char" svg:width="153.28mm" svg:height="77.26mm" style:rel-width="scale" style:rel-height="scale"><draw:object-ole xlink:href="OleObj11"/><draw:image xlink:href="ObjectReplacements/OleObj11"/></draw:frame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7"/></text:p>
      <text:p text:style-name="P1"><text:span text:style-name="T38">12. Retrieve the names of instructors who have taught in the "Fall" semester of 2022.</text:span></text:p>
      <text:p text:style-name="P1"><text:span text:style-name="T39"/></text:p>
      <text:p text:style-name="P1"><draw:frame text:anchor-type="as-char" svg:width="160.34mm" svg:height="45.86mm" style:rel-width="scale" style:rel-height="scale"><draw:object-ole xlink:href="OleObj12"/><draw:image xlink:href="ObjectReplacements/OleObj12"/></draw:frame><text:span text:style-name="T39"/></text:p>
      <text:p text:style-name="P1"><text:span text:style-name="T40"><text:s/></text:span></text:p>
      <text:p text:style-name="P1"><text:span text:style-name="T40">13. Find the average capacity of classrooms in each building.</text:span></text:p>
      <text:p text:style-name="P1"><text:span text:style-name="T41"/></text:p>
      <text:p text:style-name="P1"><draw:frame text:anchor-type="as-char" svg:width="155.58mm" svg:height="50.80mm" style:rel-width="scale" style:rel-height="scale"><draw:object-ole xlink:href="OleObj13"/><draw:image xlink:href="ObjectReplacements/OleObj13"/></draw:frame><text:span text:style-name="T41"/></text:p>
      <text:p text:style-name="P1"><text:span text:style-name="T41"/></text:p>
      <text:p text:style-name="P1"><text:span text:style-name="T42">14. List all courses that have more than 3 credits.</text:span></text:p>
      <text:p text:style-name="P1"><text:span text:style-name="T43"/></text:p>
      <text:p text:style-name="P1"><draw:frame text:anchor-type="as-char" svg:width="164.04mm" svg:height="74.44mm" style:rel-width="scale" style:rel-height="scale"><draw:object-ole xlink:href="OleObj14"/><draw:image xlink:href="ObjectReplacements/OleObj14"/></draw:frame><text:span text:style-name="T43"/></text:p>
      <text:p text:style-name="P1"><text:span text:style-name="T43"/></text:p>
      <text:p text:style-name="P1"><text:span text:style-name="T44">15. Retrieve the names of students who have taken courses in the "Garfield" building.</text:span></text:p>
      <text:p text:style-name="P1"><text:span text:style-name="T45"/></text:p>
      <text:p text:style-name="P1"><draw:frame text:anchor-type="as-char" svg:width="164.57mm" svg:height="49.57mm" style:rel-width="scale" style:rel-height="scale"><draw:object-ole xlink:href="OleObj15"/><draw:image xlink:href="ObjectReplacements/OleObj15"/></draw:frame><text:span text:style-name="T45"/></text:p>
      <text:p text:style-name="P1"><text:span text:style-name="T45"/></text:p>
      <text:p text:style-name="P1"><text:span text:style-name="T46">16. Find the total number of students advised by each instructor.</text:span></text:p>
      <text:p text:style-name="P1"><text:span text:style-name="T47"/></text:p>
      <text:p text:style-name="P1"><draw:frame text:anchor-type="as-char" svg:width="167.75mm" svg:height="81.84mm" style:rel-width="scale" style:rel-height="scale"><draw:object-ole xlink:href="OleObj16"/><draw:image xlink:href="ObjectReplacements/OleObj16"/></draw:frame><text:span text:style-name="T47"/></text:p>
      <text:p text:style-name="P1"><text:span text:style-name="T47"/></text:p>
      <text:p text:style-name="P1"><text:span text:style-name="T48">17. List all sections that do not have a classroom assigned.</text:span></text:p>
      <text:p text:style-name="P1"><text:span text:style-name="T49"/></text:p>
      <text:p text:style-name="P1"><draw:frame text:anchor-type="as-char" svg:width="162.98mm" svg:height="31.04mm" style:rel-width="scale" style:rel-height="scale"><draw:object-ole xlink:href="OleObj17"/><draw:image xlink:href="ObjectReplacements/OleObj17"/></draw:frame><text:span text:style-name="T49"/></text:p>
      <text:p text:style-name="P1"><text:span text:style-name="T49"/></text:p>
      <text:p text:style-name="P1"><text:span text:style-name="T50">18. Retrieve the names of students who have taken courses with the highest number of credits.</text:span></text:p>
      <text:p text:style-name="P1"><text:span text:style-name="T50"><text:s text:c="6"/></text:span></text:p>
      <text:p text:style-name="P1"><draw:frame text:anchor-type="as-char" svg:width="162.28mm" svg:height="74.97mm" style:rel-width="scale" style:rel-height="scale"><draw:object-ole xlink:href="OleObj18"/><draw:image xlink:href="ObjectReplacements/OleObj18"/></draw:frame><text:span text:style-name="T51"/></text:p>
      <text:p text:style-name="P1"><text:span text:style-name="T51"/></text:p>
      <text:p text:style-name="P1"><text:span text:style-name="T52">19. Find the departments with the highest average instructor salary.</text:span></text:p>
      <text:p text:style-name="P1"><text:span text:style-name="T53"/></text:p>
      <text:p text:style-name="P1"><draw:frame text:anchor-type="as-char" svg:width="164.04mm" svg:height="39.86mm" style:rel-width="scale" style:rel-height="scale"><draw:object-ole xlink:href="OleObj19"/><draw:image xlink:href="ObjectReplacements/OleObj19"/></draw:frame><text:span text:style-name="T53"/></text:p>
      <text:p text:style-name="P1"><text:span text:style-name="T53"/></text:p>
      <text:p text:style-name="P1"><text:span text:style-name="T54">20. List all courses that have been taught by more than one instructor.</text:span></text:p>
      <text:p text:style-name="P1"><text:span text:style-name="T55"/></text:p>
      <text:p text:style-name="P1"><draw:frame text:anchor-type="as-char" svg:width="168.80mm" svg:height="58.03mm" style:rel-width="scale" style:rel-height="scale"><draw:object-ole xlink:href="OleObj20"/><draw:image xlink:href="ObjectReplacements/OleObj20"/></draw:frame><text:span text:style-name="T55"/></text:p>
      <text:p text:style-name="P1"><text:span text:style-name="T55"/></text:p>
      <text:p text:style-name="P1"><text:span text:style-name="T56">21. List all students who have taken courses with a grade of "A+" in the "Fall" semester of 2005.</text:span></text:p>
      <text:p text:style-name="P1"><text:span text:style-name="T56"><text:s text:c="6"/></text:span></text:p>
      <text:p text:style-name="P1"><draw:frame text:anchor-type="as-char" svg:width="162.10mm" svg:height="86.43mm" style:rel-width="scale" style:rel-height="scale"><draw:object-ole xlink:href="OleObj21"/><draw:image xlink:href="ObjectReplacements/OleObj21"/></draw:frame><text:span text:style-name="T57"/></text:p>
      <text:p text:style-name="P1"><text:span text:style-name="T57"/></text:p>
      <text:p text:style-name="P1"><text:span text:style-name="T58">22. Retrieve the names of instructors who have taught in the "Spring" semester of 2007.</text:span></text:p>
      <text:p text:style-name="P1"><text:span text:style-name="T58"><text:s text:c="4"/></text:span></text:p>
      <text:p text:style-name="P1"><draw:frame text:anchor-type="as-char" svg:width="160.87mm" svg:height="46.57mm" style:rel-width="scale" style:rel-height="scale"><draw:object-ole xlink:href="OleObj22"/><draw:image xlink:href="ObjectReplacements/OleObj22"/></draw:frame><text:span text:style-name="T59"/></text:p>
      <text:p text:style-name="P1"><text:span text:style-name="T59"/></text:p>
      <text:p text:style-name="P1"><text:span text:style-name="T60">23. Find the average number of students enrolled in each course.</text:span></text:p>
      <text:p text:style-name="P1"><text:span text:style-name="T61"/></text:p>
      <text:p text:style-name="P1"><text:span text:style-name="T62"><text:s text:c="7"/></text:span><draw:frame text:anchor-type="as-char" svg:width="161.40mm" svg:height="33.87mm" style:rel-width="scale" style:rel-height="scale"><draw:object-ole xlink:href="OleObj23"/><draw:image xlink:href="ObjectReplacements/OleObj23"/></draw:frame><text:span text:style-name="T62"/></text:p>
      <text:p text:style-name="P1"><text:span text:style-name="T63"/></text:p>
      <text:p text:style-name="P1"><text:span text:style-name="T63"/></text:p>
      <text:p text:style-name="P1"><text:span text:style-name="T63"/></text:p>
      <text:p text:style-name="P1"><text:span text:style-name="T63"/></text:p>
      <text:p text:style-name="P2"><text:span text:style-name="T64">24. List all courses that have exactly 4 credits.</text:span></text:p>
      <text:p text:style-name="P3"><text:span text:style-name="T65"/></text:p>
      <text:p text:style-name="P3"><text:span text:style-name="T65"/></text:p>
      <text:p text:style-name="P3"><text:span text:style-name="T65"/></text:p>
      <text:p text:style-name="P3"><draw:frame text:anchor-type="as-char" svg:width="157.34mm" svg:height="72.32mm" style:rel-width="scale" style:rel-height="scale"><draw:object-ole xlink:href="OleObj24"/><draw:image xlink:href="ObjectReplacements/OleObj24"/></draw:frame><text:span text:style-name="T65"/></text:p>
      <text:p text:style-name="P3"><text:span text:style-name="T65"/></text:p>
      <text:p text:style-name="P3"><text:span text:style-name="T65"/></text:p>
      <text:p text:style-name="P3"><text:span text:style-name="T65"/></text:p>
      <text:p text:style-name="P3"><text:span text:style-name="T65"/></text:p>
      <text:p text:style-name="P3"><text:span text:style-name="T66">25. Retrieve the names of students who have taken courses in the "Packard" building.</text:span></text:p>
      <text:p text:style-name="P3"><text:span text:style-name="T67"/></text:p>
      <text:p text:style-name="P3"><draw:frame text:anchor-type="as-char" svg:width="163.51mm" svg:height="76.38mm" style:rel-width="scale" style:rel-height="scale"><draw:object-ole xlink:href="OleObj25"/><draw:image xlink:href="ObjectReplacements/OleObj25"/></draw:frame><text:span text:style-name="T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